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iga </meta:initial-creator>
    <meta:creation-date>2015-11-11T17:31:03.496685466</meta:creation-date>
    <dc:date>2015-11-11T17:31:19.785233920</dc:date>
    <dc:creator>taiga </dc:creator>
    <meta:editing-duration>PT16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